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tserrat" officeooo:rsid="0012bd86" officeooo:paragraph-rsid="0012bd86"/>
    </style:style>
    <style:style style:name="P2" style:family="paragraph" style:parent-style-name="Standard" style:list-style-name="L1">
      <style:text-properties style:font-name="Montserrat" officeooo:paragraph-rsid="0012bd86"/>
    </style:style>
    <style:style style:name="P3" style:family="paragraph" style:parent-style-name="Standard" style:list-style-name="L3">
      <style:text-properties officeooo:paragraph-rsid="0012bd86"/>
    </style:style>
    <style:style style:name="T1" style:family="text">
      <style:text-properties style:font-name="Montserra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ISTROS SSC</text:p>
      <text:p text:style-name="P1"/>
      <text:list xml:id="list322227269" text:style-name="L1">
        <text:list-item>
          <text:p text:style-name="P2">Solo existirá un súper usuario que podrá eliminar o agregar otros usuarios, pero no tendrá extras</text:p>
        </text:list-item>
      </text:list>
      <text:list xml:id="list187696936" text:style-name="L3">
        <text:list-item>
          <text:p text:style-name="P3"><text:span text:style-name="T1">Se hará una validación del nuevo perfil a guardar con RFC sin homocerca, en caso de que se encuentre coincidencia se preguntara si se desea hacer match los perfiles o guardar porque no son el mismo perfil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6:59:26.715350842</meta:creation-date>
    <dc:date>2021-12-05T17:28:23.282047431</dc:date>
    <meta:editing-duration>PT28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57" meta:character-count="317" meta:non-whitespace-character-count="265"/>
  </office:meta>
</office:document-meta>
</file>